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0bc20d"/>
    </style:style>
    <style:style style:name="P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paragraph-rsid="000bc20d"/>
    </style:style>
    <style:style style:name="P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tyle="italic" officeooo:paragraph-rsid="000bc20d"/>
    </style:style>
    <style:style style:name="P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tyle="italic" fo:font-weight="normal" officeooo:paragraph-rsid="000bc20d" style:font-weight-asian="normal" style:font-weight-complex="normal"/>
    </style:style>
    <style:style style:name="P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Briem Handwriting" fo:font-size="24pt" fo:font-style="italic" fo:font-weight="normal" officeooo:paragraph-rsid="000bc20d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33% 80%"/>
    </style:style>
    <style:style style:name="T8" style:family="text">
      <style:text-properties style:font-name="Briem Handwriting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style:font-name="Briem Handwriting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3" fo:column-gap="0.071cm">
          <style:column style:rel-width="4850*" fo:start-indent="0cm" fo:end-indent="0.035cm"/>
          <style:column style:rel-width="4870*" fo:start-indent="0.035cm" fo:end-indent="0.035cm"/>
          <style:column style:rel-width="4850*" fo:start-indent="0.03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Plenaria indulgentia conceditur christifideli qui <text:line-break/> <text:s text:c="104"/></text:span></text:p>
      <text:p text:style-name="P5">1°Rosarium mariale pie recitaverit in ecclesia aut oratorio, <text:line-break/> <text:s text:c="110"/></text:p>
      <text:p text:style-name="P5">vel in familia, in religiosa Communitate,<text:line-break/> <text:s text:c="108"/></text:p>
      <text:p text:style-name="P5"><text:s/>in christifidelium consociatione et generatim cum plures <text:line-break/> <text:s text:c="115"/></text:p>
      <text:p text:style-name="P5">ad aliquem honestum finem conveniunt; <text:line-break/> <text:s text:c="110"/></text:p>
      <text:section text:style-name="Sect1" text:name="Section1">
        <text:p text:style-name="P2">2° eiusdem precis recitationi, dum a Summo Pontifice peragitur, et ope instrumenti televisifici vel radiophonici propagatur, sese pie univerit. </text:p>
        <text:p text:style-name="P2">In aliis rerum adiunctis vero <text:span text:style-name="T1">indulgentia </text:span>erit <text:span text:style-name="T1">partialis. </text:span></text:p>
        <text:p text:style-name="P1"><text:span text:style-name="T1">Est </text:span>Rosarium <text:span text:style-name="T1">certa precandi formula, qua quindecim angelicarum salutationum decades, oratione dominica interiecta, distinguimus et ad earum singulas totidem nostrae reparationis mysteria pia meditatione recolimus. </text:span></text:p>
        <text:p text:style-name="P1"><text:span text:style-name="T1">Quoad indulgentiam plenariam pro</text:span><text:span text:style-name="T4"> recitatione</text:span><text:span text:style-name="T11">Rosarii </text:span><text:span text:style-name="T4">marialis haec statuuntur: </text:span></text:p>
        <text:p text:style-name="P4">a) sufficit recitatio tertiae tantum eius partis; sed quinque decades continuo recitari debent; </text:p>
        <text:p text:style-name="P4">b) orationi vocali addenda est pia mysteriorum meditatio; </text:p>
        <text:p text:style-name="P4">c) in publica recitatione, mysteria enuntiari debent iuxta probatam loci consuetudinem; in privata vero recitatione, sufficit ut christifidelis orationi vocali adiungat meditationem mysteriorum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8:47:34.021872844</meta:creation-date>
    <meta:print-date>2015-11-06T09:05:39.291127256</meta:print-date>
    <dc:date>2015-11-06T09:06:19.339539461</dc:date>
    <meta:editing-duration>PT3M24S</meta:editing-duration>
    <meta:editing-cycles>1</meta:editing-cycles>
    <meta:document-statistic meta:table-count="0" meta:image-count="0" meta:object-count="0" meta:page-count="1" meta:paragraph-count="12" meta:word-count="135" meta:character-count="1647" meta:non-whitespace-character-count="956"/>
    <meta:generator>LibreOffice/4.3.3.2$Linux_X86_64 LibreOffice_project/430m0$Build-2</meta:generator>
  </office:meta>
</office:document-meta>
</file>